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72pt" style:font-size-complex="72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style:font-name="Times New Roman"/>
    </style:style>
    <style:style style:name="T1" style:family="text">
      <style:text-properties style:font-name="Courier New"/>
    </style:style>
    <style:style style:name="T2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atalyst Engine</text:p>
      <text:p text:style-name="P1">Documentation</text:p>
      <text:h text:style-name="P2" text:outline-level="1">Naming</text:h>
      <text:list xml:id="list6663685020300358377" text:style-name="L1">
        <text:list-item>
          <text:p text:style-name="P3">Member variables start with an underscore. Every subsequent word begins with a capital letter, the rest lower case. Example: <text:span text:style-name="T1">_MyMemberVariable</text:span></text:p>
        </text:list-item>
        <text:list-item>
          <text:p text:style-name="P4">All other variables is written in camel case, i.e. the first word starts with a lower case letter and subsequent letters are all lower case. The subsequent words starts with upper case. Example: m<text:span text:style-name="T1">yVariable</text:span></text:p>
        </text:list-item>
        <text:list-item>
          <text:p text:style-name="P4"><text:span text:style-name="T2">Constant variables are all in upper case, with underscores separating words. Example: </text:span><text:span text:style-name="T1">MY_CONSTANT_VARI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3T21:00:29.51</meta:creation-date>
    <dc:date>2018-09-04T21:45:05.53</dc:date>
    <meta:editing-duration>PT1H53M23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6" meta:word-count="74" meta:character-count="490"/>
  </office:meta>
</office:document-meta>
</file>